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2f8bd1" officeooo:paragraph-rsid="0032b489" style:font-size-asian="10pt" style:font-name-complex="Arial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3563da" officeooo:paragraph-rsid="003563da" style:font-size-asian="10pt" style:font-name-complex="Arial1" style:font-size-complex="10pt"/>
    </style:style>
    <style:style style:name="P14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2f8bd1" officeooo:paragraph-rsid="002f8bd1" style:font-size-asian="10pt" style:font-weight-asian="normal" style:font-name-complex="Arial1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4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P25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8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2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4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35f94d" style:font-size-asian="10pt" style:font-name-complex="Arial1" style:font-size-complex="10pt"/>
    </style:style>
    <style:style style:name="T8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138in" fo:font-weight="normal" officeooo:rsid="0030d508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1" style:family="text">
      <style:text-properties officeooo:rsid="0018154d"/>
    </style:style>
    <style:style style:name="T12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f8bd1" style:font-size-asian="10pt" style:font-style-asian="normal" style:font-weight-asian="normal" style:font-size-complex="10pt" style:font-weight-complex="normal" style:text-emphasize="none"/>
    </style:style>
    <style:style style:name="T14" style:family="text">
      <style:text-properties officeooo:rsid="002f8bd1" fo:background-color="transparent" loext:char-shading-value="0"/>
    </style:style>
    <style:style style:name="T15" style:family="text">
      <style:text-properties officeooo:rsid="002f8bd1"/>
    </style:style>
    <style:style style:name="T16" style:family="text">
      <style:text-properties officeooo:rsid="0035f94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2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7">Nome completo do viajante (conforme RG/Passaporte): </text:p>
            <text:p text:style-name="P24">{nome}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2">{rg}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3">{cpf}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9">Data nascimento: <text:span text:style-name="T15">{dtNasc}</text:span>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3"><text:span text:style-name="Fonte_20_parág._20_padrão"><text:span text:style-name="T8">( </text:span></text:span><text:span text:style-name="Fonte_20_parág._20_padrão"><text:span text:style-name="T9">{col}</text:span></text:span><text:span text:style-name="Fonte_20_parág._20_padrão"><text:span text:style-name="T8"> ) Colaborador <text:s text:c="23"/>( </text:span></text:span><text:span text:style-name="Fonte_20_parág._20_padrão"><text:span text:style-name="T9">{bol}</text:span></text:span><text:span text:style-name="Fonte_20_parág._20_padrão"><text:span text:style-name="T8"> ) Bolsista/Voluntário <text:s text:c="27"/>( </text:span></text:span><text:span text:style-name="Fonte_20_parág._20_padrão"><text:span text:style-name="T9">{ter}</text:span></text:span><text:span text:style-name="Fonte_20_parág._20_padrão"><text:span text:style-name="T8"> 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4">( <text:span text:style-name="T15">{trab}</text:span> ) <text:bookmark-start text:name="__DdeLink__372_439133231"/>Viagem a trabalho<text:bookmark-end text:name="__DdeLink__372_439133231"/> <text:s text:c="5"/>( <text:span text:style-name="T15">{eve}</text:span> ) <text:bookmark-start text:name="__DdeLink__374_439133231"/>Evento/Congresso <text:s text:c="9"/><text:bookmark-end text:name="__DdeLink__374_439133231"/><text:s/>( <text:span text:style-name="T15">{trei}</text:span> ) <text:bookmark-start text:name="__DdeLink__376_439133231"/>Viagem treinamento/aprimoramento<text:bookmark-end text:name="__DdeLink__376_43913323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4">Nome e Número Convênio: <text:span text:style-name="T15">{projeto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2"><text:span text:style-name="T6">Nº centro de custo: </text:span><text:span text:style-name="T7">{centroCusto}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5">Fonte de recurso: <text:span text:style-name="T16">{fonte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20">Atividade: <text:span text:style-name="T16">{atividade}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20">Meta que rege a viagem: <text:span text:style-name="T16">{tarefa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31">Origem: <text:span text:style-name="T15">{origem}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31">Destino: <text:span text:style-name="T15">{destino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5">Data ida: <text:span text:style-name="T15">{dtIda}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5">Data volta: <text:span text:style-name="T15">{dtVolta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8">{justificativa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6">Observações: <text:span text:style-name="T14">{observacoes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 <text:span text:style-name="T15">{passagem}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pan text:style-name="T15">{anf}</text:span> ) Aérea nacional (com franquia de bagagem)</text:p>
            <text:p text:style-name="P10">( <text:span text:style-name="T15">{an}</text:span> ) Aérea nacional (sem franquia de bagagem)</text:p>
            <text:p text:style-name="P10">( <text:span text:style-name="T15">{ai}</text:span> ) Aérea internacional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pan text:style-name="T15">{tn}</text:span> ) Terrestre nacional</text:p>
            <text:p text:style-name="P10">( <text:span text:style-name="T15">{ti} </text:span>) Terrestre internacional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 <text:span text:style-name="T15">{veiculo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pan text:style-name="T15">{loc}</text:span> <text:span text:style-name="T11">)</text:span> Veículo locado*</text:p>
          </table:table-cell>
          <table:covered-table-cell/>
          <table:table-cell table:style-name="Tabela2.C20" table:number-columns-spanned="4" office:value-type="string">
            <text:p text:style-name="P28">( <text:span text:style-name="T15">{par}</text:span> ) Transporte com parceiros/terceiros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pan text:style-name="T15">{pti}</text:span> ) Veículo Fundação PTI-BR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3">Nome do condutor: <text:span text:style-name="T15">{condutor}</text:span></text:p>
            <text:p text:style-name="P23">Nº da CNH: <text:span text:style-name="T15">{cnh}</text:span></text:p>
            <text:p text:style-name="P23">Validade: <text:span text:style-name="T15">{validadeCNH}</text:span>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text:span text:style-name="T15">{retiradaVeiculo}</text:span></text:p>
            <text:p text:style-name="P10">Data/Hora devolução do veículo na agência: <text:span text:style-name="T15">{devolucaoVeiculo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1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3"/>
            <text:p text:style-name="P23">Data: <text:span text:style-name="T15">{dtEntradaHosp}</text:span></text:p>
            <text:p text:style-name="P23">Horário de entrada: <text:span text:style-name="T15">{horaEntradaHosp}</text:span>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3"/>
            <text:p text:style-name="P23">Data: <text:span text:style-name="T15">{dtSaidaHosp}</text:span> </text:p>
            <text:p text:style-name="P23">Horário de saída: <text:span text:style-name="T15">{horaSaidaHosp}</text:span>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2">{Aluguel de veículos (locado fora de Foz)}</text:p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>{Combustível}</text:p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2">{Estacionamento}</text:p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2">{Passagens rodoviárias (metrô/ônibus)}</text:p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2">{Passagens rodoviárias internacionais}</text:p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>{Pedágio}</text:p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2">{Seguro internacional (obrigatório)}</text:p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2">{Táxi}</text:p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3">{outros}</text:p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9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1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23T21:06:52.999326853</dc:date>
    <meta:print-date>2017-02-24T16:35:00Z</meta:print-date>
    <meta:editing-cycles>106</meta:editing-cycles>
    <meta:editing-duration>PT18H45M24S</meta:editing-duration>
    <meta:document-statistic meta:table-count="2" meta:image-count="1" meta:object-count="0" meta:page-count="2" meta:paragraph-count="76" meta:word-count="328" meta:character-count="2355" meta:non-whitespace-character-count="2033"/>
    <meta:template xlink:type="simple" xlink:actuate="onRequest" xlink:title="" xlink:href="../FORM.AP.001%20-%20Formulário%20Apoio%20Requisição%20de%20Viagem%20-%20Felipe%20-%2004-10.odt/Normal"/>
  </office:meta>
</office:document-meta>
</file>